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 col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 color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e color gradi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wo tone mask 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wo tone mask 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rt Col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rt Norm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rt OR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rt A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rt Rg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rth M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rt Opa mas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tail Norm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mal 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tail normal 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ear coat Norm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mp offse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splacement Ma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sp map 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acity Mas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pacity Ma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bsurface col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b i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dge Blend Ma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RM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O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G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GH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t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mmissi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cicle Base Colo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cicle Nr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cicle OR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cicle A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cicile Rg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cicile me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cicle Sub Colo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cicle Sub intensti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cicle Disp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now Col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now Nr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now OR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now A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now RGH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now Me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now Mas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ce Colo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ce Norm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ce OR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ce A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 RGH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ce Me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ubeMa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ubemap Emissiv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ndscape layer 1 Base Col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r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r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g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is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ndscape layer 2 Base Colo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r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r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g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is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andscape layer 3 Base Colo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r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r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g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is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ndscape layer 4 Base Colo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r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gh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isp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ind Noise Smal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ind Noise Larg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09:38:01.816000000</meta:creation-date>
    <dc:date>2020-06-02T07:20:02.333000000</dc:date>
    <meta:editing-duration>P1DT20H59M29S</meta:editing-duration>
    <meta:editing-cycles>1</meta:editing-cycles>
    <meta:document-statistic meta:table-count="1" meta:cell-count="249" meta:object-count="0"/>
    <meta:generator>LibreOffice/6.2.2.2$Windows_X86_64 LibreOffice_project/2b840030fec2aae0fd2658d8d4f9548af4e3518d</meta:generator>
  </office:meta>
</office:document-meta>
</file>